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nTrigger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.CronTrigg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.CronTrigger( String expression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Trigger.CronTrigger( String expression , ZoneId zon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.nextExecution( TriggerContext trigger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